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PermissionImpl.getResult( Path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Provider.compilePermissions( Set princip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binedProvider.getEditor( Session editing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iledPermissionImpl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binedProvider.getEffectivePolicies( Path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binedProvider.canAccessRoot( Set princip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iledPermissionImpl.buildResult( Path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binedProvider.isAcItem( Path ab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binedProvider.isAcItem( ItemImpl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binedProvider.init( Session systemSession , Map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binedProvid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dPermissionImpl.CompiledPermissionImpl( Set princip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